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4.19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="Extrémités_20_de_20_flèche_20_1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5.698cm" fo:padding-top="0.151cm" fo:padding-bottom="0.151cm" fo:padding-left="0.276cm" fo:padding-right="0.276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="Extrémités_20_de_20_flèche_20_3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000000" loext:fill-use-slide-background="false" draw:textarea-horizontal-align="justify" draw:textarea-vertical-align="middle" draw:auto-grow-height="false" fo:min-height="0.198cm" fo:min-width="0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8" style:family="graphic" style:parent-style-name="objectwithoutfill">
      <style:graphic-properties draw:stroke="solid" draw:stroke-dash="Dash_20__28_Rounded_29_" svg:stroke-width="0.106cm" svg:stroke-color="#000000" draw:marker-start-width="0.359cm" draw:marker-end-width="0.359cm" svg:stroke-linecap="round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729fc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1" draw:id="id11" draw:layer="layout" svg:width="4.75cm" svg:height="2cm" svg:x="21.5cm" svg:y="1.8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75cm" svg:height="2cm" svg:x="21.5cm" svg:y="5.8cm">
          <text:p text:style-name="P1">Post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75cm" svg:height="2cm" svg:x="20.75cm" svg:y="15.8cm">
          <text:p text:style-name="P1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4.75cm" svg:height="2cm" svg:x="2.5cm" svg:y="8.05cm">
          <text:p text:style-name="P1">Controllers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75cm" svg:height="2cm" svg:x="6.75cm" svg:y="17.3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75cm" svg:height="2cm" svg:x="1.5cm" svg:y="14.05cm">
          <text:p text:style-name="P1">ViewLogin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75cm" svg:height="2cm" svg:x="6.75cm" svg:y="14.05cm">
          <text:p text:style-name="P1">ViewAnnonces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75cm" svg:height="2cm" svg:x="12cm" svg:y="14.05cm">
          <text:p text:style-name="P1">ViewPost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4.75cm" svg:height="2cm" svg:x="13.5cm" svg:y="17.3cm">
          <text:p text:style-name="P1">Layout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25cm" svg:x1="4.875cm" svg:y1="10.05cm" svg:x2="3.875cm" svg:y2="14.05cm" draw:start-shape="id1" draw:start-glue-point="2" draw:end-shape="id2" draw:end-glue-point="0" svg:d="M4875 10050v1750h-1000v2250" svg:viewBox="0 0 1001 4001">
          <text:p/>
        </draw:connector>
        <draw:connector draw:style-name="gr2" draw:text-style-name="P3" draw:layer="layout" svg:x1="4.875cm" svg:y1="10.05cm" svg:x2="9.125cm" svg:y2="14.05cm" draw:end-shape="id3" draw:end-glue-point="0" svg:d="M4875 10050v1737h4250v2263" svg:viewBox="0 0 4251 4001">
          <text:p/>
        </draw:connector>
        <draw:connector draw:style-name="gr2" draw:text-style-name="P3" draw:layer="layout" svg:x1="4.875cm" svg:y1="10.05cm" svg:x2="14.375cm" svg:y2="14.05cm" draw:end-shape="id4" draw:end-glue-point="0" svg:d="M4875 10050v1737h9500v2263" svg:viewBox="0 0 9501 4001">
          <text:p/>
        </draw:connector>
        <draw:custom-shape draw:style-name="gr3" draw:text-style-name="P2" xml:id="id5" draw:id="id5" draw:layer="layout" svg:width="6.25cm" svg:height="2cm" svg:x="10cm" svg:y="3.8cm">
          <text:p text:style-name="P1">AnnoncesChecking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875cm" svg:y1="8.05cm" svg:x2="10cm" svg:y2="4.8cm" draw:start-shape="id1" draw:start-glue-point="0" draw:end-shape="id5" draw:end-glue-point="3" svg:d="M4875 8050v-3250h5125" svg:viewBox="0 0 5126 3251">
          <text:p/>
        </draw:connector>
        <draw:connector draw:style-name="gr2" draw:text-style-name="P3" draw:layer="layout" svg:x1="16.25cm" svg:y1="4.8cm" svg:x2="21.5cm" svg:y2="6.8cm" draw:start-shape="id5" draw:start-glue-point="1" draw:end-shape="id6" draw:end-glue-point="3" svg:d="M16250 4800h2625v2000h2625" svg:viewBox="0 0 5251 2001">
          <text:p/>
        </draw:connector>
        <draw:connector draw:style-name="gr4" draw:text-style-name="P4" draw:layer="layout" svg:x1="3.875cm" svg:y1="16.05cm" svg:x2="9.125cm" svg:y2="17.3cm" draw:start-shape="id2" draw:start-glue-point="2" draw:end-shape="id7" draw:end-glue-point="0" svg:d="M3875 16050v625h5250v625" svg:viewBox="0 0 5251 1251">
          <text:p/>
        </draw:connector>
        <draw:connector draw:style-name="gr4" draw:text-style-name="P4" draw:layer="layout" svg:x1="9.125cm" svg:y1="16.05cm" svg:x2="9.125cm" svg:y2="17.3cm" draw:start-shape="id3" draw:start-glue-point="2" draw:end-shape="id7" draw:end-glue-point="0" svg:d="M9125 16050v1250" svg:viewBox="0 0 1 1251">
          <text:p/>
        </draw:connector>
        <draw:connector draw:style-name="gr4" draw:text-style-name="P4" draw:layer="layout" svg:x1="14.375cm" svg:y1="16.05cm" svg:x2="9.125cm" svg:y2="17.3cm" draw:start-shape="id4" draw:start-glue-point="2" draw:end-shape="id7" draw:end-glue-point="0" svg:d="M14375 16050v625h-5250v625" svg:viewBox="0 0 5251 1251">
          <text:p/>
        </draw:connector>
        <draw:custom-shape draw:style-name="gr5" draw:text-style-name="P5" xml:id="id8" draw:id="id8" draw:layer="layout" svg:width="1cm" svg:height="1cm" svg:x="11.5cm" svg:y="17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draw:type="line" svg:x1="12.5cm" svg:y1="18.3cm" svg:x2="13.5cm" svg:y2="18.3cm" draw:start-shape="id8" draw:start-glue-point="7" draw:end-shape="id9" draw:end-glue-point="3" svg:d="M12500 18300h1000" svg:viewBox="0 0 1001 1">
          <text:p/>
        </draw:connector>
        <draw:frame draw:style-name="gr7" draw:text-style-name="P6" draw:layer="layout" svg:width="0.853cm" svg:height="0.962cm" svg:x="12.8cm" svg:y="18.338cm">
          <draw:text-box>
            <text:p>1</text:p>
          </draw:text-box>
        </draw:frame>
        <draw:connector draw:style-name="gr2" draw:text-style-name="P3" draw:layer="layout" draw:line-skew="-1cm" svg:x1="13.125cm" svg:y1="5.8cm" svg:x2="23.125cm" svg:y2="15.8cm" draw:start-shape="id5" draw:start-glue-point="2" draw:end-shape="id10" draw:end-glue-point="0" svg:d="M13125 5800v4000h10000v6000" svg:viewBox="0 0 10001 10001">
          <text:p/>
        </draw:connector>
        <draw:connector draw:style-name="gr2" draw:text-style-name="P3" draw:layer="layout" draw:line-skew="0.223cm" svg:x1="25.5cm" svg:y1="16.8cm" svg:x2="26.25cm" svg:y2="6.8cm" draw:start-shape="id10" draw:start-glue-point="1" draw:end-shape="id6" draw:end-glue-point="1" svg:d="M25500 16800h1500v-10000h-750" svg:viewBox="0 0 1501 10001">
          <text:p/>
        </draw:connector>
        <draw:connector draw:style-name="gr2" draw:text-style-name="P3" draw:layer="layout" draw:line-skew="0.973cm" svg:x1="25.5cm" svg:y1="16.8cm" svg:x2="26.25cm" svg:y2="2.8cm" draw:start-shape="id10" draw:start-glue-point="1" draw:end-shape="id11" draw:end-glue-point="1" svg:d="M25500 16800h2250v-14000h-1500" svg:viewBox="0 0 2251 14001">
          <text:p/>
        </draw:connector>
        <draw:connector draw:style-name="gr2" draw:text-style-name="P3" draw:layer="layout" svg:x1="16.25cm" svg:y1="4.8cm" svg:x2="21.5cm" svg:y2="2.8cm" draw:start-shape="id5" draw:start-glue-point="1" draw:end-shape="id11" draw:end-glue-point="3" svg:d="M16250 4800h2625v-2000h2625" svg:viewBox="0 0 5251 2001">
          <text:p/>
        </draw:connector>
        <draw:line draw:style-name="gr8" draw:text-style-name="P4" draw:layer="layout" svg:x1="0.5cm" svg:y1="13cm" svg:x2="28.7cm" svg:y2="13cm">
          <text:p/>
        </draw:line>
        <draw:line draw:style-name="gr8" draw:text-style-name="P4" draw:layer="layout" svg:x1="0.5cm" svg:y1="13.3cm" svg:x2="28.7cm" svg:y2="13.3cm">
          <text:p/>
        </draw:line>
        <draw:line draw:style-name="gr8" draw:text-style-name="P4" draw:layer="layout" svg:x1="19.75cm" svg:y1="13.35cm" svg:x2="19.75cm" svg:y2="20.1cm">
          <text:p/>
        </draw:line>
        <draw:line draw:style-name="gr8" draw:text-style-name="P4" draw:layer="layout" svg:x1="19.45cm" svg:y1="13.35cm" svg:x2="19.45cm" svg:y2="20.1cm">
          <text:p/>
        </draw:line>
        <draw:line draw:style-name="gr8" draw:text-style-name="P4" draw:layer="layout" svg:x1="8cm" svg:y1="1cm" svg:x2="8cm" svg:y2="13cm">
          <text:p/>
        </draw:line>
        <draw:line draw:style-name="gr8" draw:text-style-name="P4" draw:layer="layout" svg:x1="8.3cm" svg:y1="1cm" svg:x2="8.3cm" svg:y2="13cm">
          <text:p/>
        </draw:line>
        <draw:line draw:style-name="gr8" draw:text-style-name="P4" draw:layer="layout" svg:x1="17cm" svg:y1="1cm" svg:x2="17cm" svg:y2="9.25cm">
          <text:p/>
        </draw:line>
        <draw:line draw:style-name="gr8" draw:text-style-name="P4" draw:layer="layout" svg:x1="17.3cm" svg:y1="1cm" svg:x2="17.3cm" svg:y2="9cm">
          <text:p/>
        </draw:line>
        <draw:line draw:style-name="gr8" draw:text-style-name="P4" draw:layer="layout" svg:x1="17.25cm" svg:y1="9cm" svg:x2="28.7cm" svg:y2="9cm">
          <text:p/>
        </draw:line>
        <draw:line draw:style-name="gr8" draw:text-style-name="P4" draw:layer="layout" svg:x1="17cm" svg:y1="9.3cm" svg:x2="28.7cm" svg:y2="9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Extrémités_20_de_20_flèche_20_3" draw:display-name="Extrémités de flèche 3" svg:viewBox="0 0 20 20" svg:d="M0 20l10-20 10 20z"/>
    <draw:stroke-dash draw:name="Dash_20__28_Rounded_29_" draw:display-name="Dash (Rounded)" draw:style="round" draw:dots1="1" draw:dots1-length="201%" draw:distance="199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2T10:31:16.299000000</meta:creation-date>
    <dc:date>2023-02-07T21:52:35.020000000</dc:date>
    <meta:editing-duration>PT4H1M28S</meta:editing-duration>
    <meta:editing-cycles>20</meta:editing-cycles>
    <meta:generator>LibreOffice/7.4.3.2$Windows_X86_64 LibreOffice_project/1048a8393ae2eeec98dff31b5c133c5f1d08b890</meta:generator>
    <meta:document-statistic meta:object-count="35"/>
  </office:meta>
</office:document-meta>
</file>